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charset="x-symbol"/>
    <style:font-face style:name="Mangal2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5.002cm" fo:margin-left="0.093cm" table:align="left" style:writing-mode="lr-tb"/>
    </style:style>
    <style:style style:name="Tableau1.A" style:family="table-column">
      <style:table-column-properties style:column-width="0.9cm"/>
    </style:style>
    <style:style style:name="Tableau1.B" style:family="table-column">
      <style:table-column-properties style:column-width="5.895cm"/>
    </style:style>
    <style:style style:name="Tableau1.C" style:family="table-column">
      <style:table-column-properties style:column-width="8.20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officeooo:rsid="001f0054" officeooo:paragraph-rsid="001f0054"/>
    </style:style>
    <style:style style:name="P3" style:family="paragraph" style:parent-style-name="Standard">
      <style:text-properties officeooo:paragraph-rsid="001f0054"/>
    </style:style>
    <style:style style:name="P4" style:family="paragraph" style:parent-style-name="Standard">
      <style:text-properties fo:font-size="11pt" officeooo:rsid="001f5954" officeooo:paragraph-rsid="001f5954" style:font-size-asian="11pt" style:font-size-complex="11pt"/>
    </style:style>
    <style:style style:name="P5" style:family="paragraph" style:parent-style-name="Standard">
      <style:paragraph-properties fo:break-before="page"/>
      <style:text-properties officeooo:rsid="001f5954" officeooo:paragraph-rsid="001f5954"/>
    </style:style>
    <style:style style:name="P6" style:family="paragraph" style:parent-style-name="Titre_20_et_20_contenu_7e_LT_7e_Gliederung_20_1">
      <style:text-properties style:font-name="Arial" fo:font-size="11pt" officeooo:rsid="001f5954" officeooo:paragraph-rsid="001f5954" style:font-size-asian="11pt" style:font-size-complex="11pt"/>
    </style:style>
    <style:style style:name="P7" style:family="paragraph" style:parent-style-name="Titre_20_et_20_contenu_7e_LT_7e_Titel">
      <style:text-properties fo:font-size="11pt" officeooo:rsid="001f5954" officeooo:paragraph-rsid="001f5954" style:font-size-asian="11pt" style:font-size-complex="11pt"/>
    </style:style>
    <style:style style:name="P8" style:family="paragraph" style:parent-style-name="Titre_20_et_20_contenu_7e_LT_7e_Titel">
      <style:text-properties fo:font-size="11pt" officeooo:rsid="00214ee4" officeooo:paragraph-rsid="00214ee4" style:font-size-asian="11pt" style:font-size-complex="11pt"/>
    </style:style>
    <style:style style:name="P9" style:family="paragraph" style:parent-style-name="Titre_20_et_20_contenu_7e_LT_7e_Titel">
      <style:text-properties fo:font-size="11pt" officeooo:rsid="00224f19" officeooo:paragraph-rsid="00224f19" style:font-size-asian="11pt" style:font-size-complex="11pt"/>
    </style:style>
    <style:style style:name="P10" style:family="paragraph" style:parent-style-name="Titre_20_et_20_contenu_7e_LT_7e_Titel">
      <style:text-properties fo:font-size="11pt" officeooo:rsid="00224f19" officeooo:paragraph-rsid="002269f4" style:font-size-asian="11pt" style:font-size-complex="11pt"/>
    </style:style>
    <style:style style:name="P11" style:family="paragraph" style:parent-style-name="Titre_20_et_20_contenu_7e_LT_7e_Titel">
      <style:text-properties fo:font-size="11pt" officeooo:rsid="002269f4" officeooo:paragraph-rsid="002269f4" style:font-size-asian="11pt" style:font-size-complex="11pt"/>
    </style:style>
    <style:style style:name="P12" style:family="paragraph" style:parent-style-name="Titre_20_et_20_contenu_7e_LT_7e_Titel">
      <style:text-properties fo:font-size="11pt" officeooo:rsid="0023c750" officeooo:paragraph-rsid="001f5954" style:font-size-asian="11pt" style:font-size-complex="11pt"/>
    </style:style>
    <style:style style:name="P13" style:family="paragraph" style:parent-style-name="Titre_20_et_20_contenu_7e_LT_7e_Titel">
      <style:text-properties fo:font-size="11pt" officeooo:rsid="0023c750" officeooo:paragraph-rsid="0023c750" style:font-size-asian="11pt" style:font-size-complex="11pt"/>
    </style:style>
    <style:style style:name="P14" style:family="paragraph" style:parent-style-name="Titre_20_et_20_contenu_7e_LT_7e_Titel">
      <style:text-properties fo:font-size="11pt" officeooo:rsid="00242567" officeooo:paragraph-rsid="00242567" style:font-size-asian="11pt" style:font-size-complex="11pt"/>
    </style:style>
    <style:style style:name="P15" style:family="paragraph" style:parent-style-name="Titre_20_et_20_contenu_7e_LT_7e_Titel">
      <style:text-properties fo:font-size="11pt" officeooo:rsid="0025f333" officeooo:paragraph-rsid="0025f333" style:font-size-asian="11pt" style:font-size-complex="11pt"/>
    </style:style>
    <style:style style:name="P16" style:family="paragraph" style:parent-style-name="Standard" style:list-style-name="WWNum1">
      <style:text-properties fo:font-weight="normal" style:font-weight-asian="normal" style:font-weight-complex="normal"/>
    </style:style>
    <style:style style:name="P17" style:family="paragraph" style:parent-style-name="Standard" style:list-style-name="WWNum1">
      <style:text-properties fo:language="en" fo:country="US" fo:font-weight="normal" style:font-weight-asian="normal" style:font-weight-complex="normal"/>
    </style:style>
    <style:style style:name="P18" style:family="paragraph" style:parent-style-name="Standard">
      <style:text-properties officeooo:rsid="001f5954" officeooo:paragraph-rsid="001f5954"/>
    </style:style>
    <style:style style:name="P19" style:family="paragraph" style:parent-style-name="Standard">
      <style:text-properties fo:font-size="11pt" officeooo:rsid="001f5954" officeooo:paragraph-rsid="001f5954" style:font-size-asian="11pt" style:font-size-complex="11pt"/>
    </style:style>
    <style:style style:name="P20" style:family="paragraph" style:parent-style-name="Titre_20_et_20_contenu_7e_LT_7e_Titel">
      <style:text-properties fo:color="#953735" style:font-name="Calibri" fo:font-size="11pt" fo:font-style="italic" fo:font-weight="bold" officeooo:rsid="001f5954" officeooo:paragraph-rsid="001f5954" style:font-size-asian="11pt" style:font-style-asian="italic" style:font-weight-asian="bold" style:font-size-complex="11pt"/>
    </style:style>
    <style:style style:name="P21" style:family="paragraph" style:parent-style-name="Titre_20_et_20_contenu_7e_LT_7e_Titel">
      <style:text-properties fo:color="#953735" style:font-name="Calibri" fo:font-size="11pt" fo:font-style="italic" fo:font-weight="bold" officeooo:rsid="001f5954" officeooo:paragraph-rsid="0027d7ea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Titre_20_et_20_contenu_7e_LT_7e_Titel">
      <style:text-properties fo:color="#953735" style:font-name="Calibri" fo:font-size="11pt" fo:font-style="italic" fo:font-weight="bold" officeooo:rsid="0029a159" officeooo:paragraph-rsid="0029a159" style:font-size-asian="11pt" style:font-style-asian="italic" style:font-weight-asian="bold" style:font-size-complex="11pt"/>
    </style:style>
    <style:style style:name="P23" style:family="paragraph" style:parent-style-name="Titre_20_et_20_contenu_7e_LT_7e_Titel">
      <style:text-properties fo:font-size="11pt" officeooo:rsid="001f5954" officeooo:paragraph-rsid="001f5954" style:font-size-asian="11pt" style:font-size-complex="11pt"/>
    </style:style>
    <style:style style:name="P24" style:family="paragraph" style:parent-style-name="Titre_20_et_20_contenu_7e_LT_7e_Titel">
      <style:text-properties fo:font-size="11pt" officeooo:rsid="0027d7ea" officeooo:paragraph-rsid="0027d7ea" style:font-size-asian="11pt" style:font-size-complex="11pt"/>
    </style:style>
    <style:style style:name="P25" style:family="paragraph" style:parent-style-name="Titre_20_et_20_contenu_7e_LT_7e_Titel">
      <style:text-properties fo:font-size="11pt" officeooo:rsid="0029a159" officeooo:paragraph-rsid="0029a159" style:font-size-asian="11pt" style:font-size-complex="11pt"/>
    </style:style>
    <style:style style:name="P26" style:family="paragraph" style:parent-style-name="Titre_20_et_20_contenu_7e_LT_7e_Titel">
      <style:text-properties fo:font-size="11pt" fo:font-style="italic" fo:font-weight="normal" officeooo:rsid="001f5954" officeooo:paragraph-rsid="001f5954" style:font-size-asian="11pt" style:font-style-asian="italic" style:font-weight-asian="normal" style:font-size-complex="11pt" style:font-style-complex="italic" style:font-weight-complex="normal"/>
    </style:style>
    <style:style style:name="P27" style:family="paragraph" style:parent-style-name="Heading_20_1" style:master-page-name="Standard">
      <style:paragraph-properties style:page-number="auto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style:text-position="super 58%"/>
    </style:style>
    <style:style style:name="T3" style:family="text">
      <style:text-properties fo:color="#666666" fo:language="en" fo:country="US"/>
    </style:style>
    <style:style style:name="T4" style:family="text">
      <style:text-properties fo:color="#666666" fo:language="en" fo:country="US" officeooo:rsid="001f0054"/>
    </style:style>
    <style:style style:name="T5" style:family="text">
      <style:text-properties fo:color="#953735" style:font-name="Calibri" fo:font-style="italic" fo:font-weight="bold" style:font-style-asian="italic" style:font-weight-asian="bold"/>
    </style:style>
    <style:style style:name="T6" style:family="text">
      <style:text-properties fo:color="#953735" style:font-name="Calibri" fo:font-style="italic" fo:font-weight="bold" officeooo:rsid="00224f19" style:font-style-asian="italic" style:font-weight-asian="bold"/>
    </style:style>
    <style:style style:name="T7" style:family="text">
      <style:text-properties fo:color="#953735" style:font-name="Calibri"/>
    </style:style>
    <style:style style:name="T8" style:family="text">
      <style:text-properties style:font-name="Calibri" fo:font-style="italic" fo:font-weight="bold" style:font-style-asian="italic" style:font-weight-asian="bold"/>
    </style:style>
    <style:style style:name="T9" style:family="text">
      <style:text-properties style:font-name="Calibri" fo:font-style="italic" style:font-style-asian="italic"/>
    </style:style>
    <style:style style:name="T10" style:family="text">
      <style:text-properties fo:color="#1f497d" style:font-name="Calibri" fo:font-style="italic" fo:font-weight="bold" style:font-style-asian="italic" style:font-weight-asian="bold"/>
    </style:style>
    <style:style style:name="T11" style:family="text">
      <style:text-properties officeooo:rsid="00224f19"/>
    </style:style>
    <style:style style:name="T12" style:family="text">
      <style:text-properties officeooo:rsid="002269f4"/>
    </style:style>
    <style:style style:name="T13" style:family="text">
      <style:text-properties officeooo:rsid="0023c750"/>
    </style:style>
    <style:style style:name="T14" style:family="text">
      <style:text-properties officeooo:rsid="0025f3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SQL</text:h>
      <text:p text:style-name="P1"/>
      <text:p text:style-name="Standard"><text:span text:style-name="T1">SELECT<text:tab/></text:span><text:span text:style-name="T4">quelque chose</text:span><text:span text:style-name="T3"><text:tab/></text:span><text:span text:style-name="T1">FROM<text:tab/></text:span><text:span text:style-name="T4">quelque part</text:span><text:span text:style-name="T1"><text:tab/>;</text:span></text:p>
      <text:p text:style-name="P3"><text:span text:style-name="T1">SELECT [ALL/DISTINCT]<text:tab/></text:span><text:span text:style-name="T4">quelque chose</text:span><text:span text:style-name="T1"><text:tab/>FROM<text:tab/></text:span><text:span text:style-name="T4">quelque part</text:span><text:span text:style-name="T1"><text:tab/>WHERE<text:tab/> <text:tab/>;</text:span></text:p>
      <text:list xml:id="list2398450662" text:style-name="WWNum1">
        <text:list-item>
          <text:p text:style-name="P16">opérateurs de comparaison : =, <text:s/>&gt;, &lt;, &lt;=, &gt;=, &lt; &gt;<text:span text:style-name="T2">1</text:span></text:p>
        </text:list-item>
        <text:list-item>
          <text:p text:style-name="P16">opérateurs logiques : AND, OR, NOT <text:bookmark text:name="_GoBack"/></text:p>
        </text:list-item>
        <text:list-item>
          <text:p text:style-name="P17">opérateurs : IN, BETWEEN, AND, LIKE, EXISTS, IS</text:p>
        </text:list-item>
      </text:list>
      <text:p text:style-name="P3"><text:span text:style-name="T1">SELECT<text:tab/></text:span><text:span text:style-name="T4">quelque chose</text:span><text:span text:style-name="T1"><text:tab/>FROM<text:tab/></text:span><text:span text:style-name="T4">quelque part</text:span><text:span text:style-name="T1"><text:tab/>ORDER BY<text:tab/>[ASC/DESC]<text:tab/>;</text:span></text:p>
      <text:p text:style-name="P2"/>
      <text:p text:style-name="P2"/>
      <text:p text:style-name="P2"/>
      <text:p text:style-name="P2"/>
      <text:p text:style-name="P2">EXEMPLES</text:p>
      <text:p text:style-name="P2">SELECT * FROM service</text:p>
      <text:p text:style-name="P2">SELECT * FROM service WHERE Num_serv BETWEEN 2 AND 4</text:p>
      <text:p text:style-name="P2">SELECT * FROM personnel WHERE pre_sal LIKE "S%"</text:p>
      <text:p text:style-name="P2">SELECT * FROM personnel WHERE Date_ent_sal LIKE "%82"</text:p>
      <text:p text:style-name="P2">SELECT * FROM personnel WHERE pre_sal LIKE ("D%" OR "C%")</text:p>
      <text:p text:style-name="P2">SELECT * FROM personnel WHERE pre_sal LIKE "M%" AND nom_sal LIKE "G%"</text:p>
      <text:p text:style-name="P2">SELECT DISTINCT Num_serv FROM PERSONNEL</text:p>
      <text:p text:style-name="P2">SELECT * FROM personnel ORDER BY `Nom_sal`</text:p>
      <text:p text:style-name="P2">SELECT MAX(Salair_sal) FROM personnel</text:p>
      <text:p text:style-name="P2">SELECT * FROM personnel <text:s/>WHERE primes_sal = 0</text:p>
      <text:p text:style-name="P2">SELECT DISTINCT Sexe_sal FROM personnel</text:p>
      <text:p text:style-name="P2">SELECT DISTINCT Nom_sal, Pre_sal FROM personnel</text:p>
      <text:p text:style-name="P2">SELECT * FROM personnel WHERE Salaire_sal&gt;=2000</text:p>
      <text:p text:style-name="P2"/>
      <text:p text:style-name="P5">PHP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0"/>
          </table:table-cell>
          <table:table-cell table:style-name="Tableau1.A1" office:value-type="string">
            <text:p text:style-name="P20">print_r($var[,$retour])</text:p>
          </table:table-cell>
          <table:table-cell table:style-name="Tableau1.C1" office:value-type="string">
            <text:p text:style-name="P8">Affiche ou retourne infos a propose d’une variable</text:p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var_dump($exp1[,$exp2....])</text:p>
          </table:table-cell>
          <table:table-cell table:style-name="Tableau1.C2" office:value-type="string">
            <text:p text:style-name="P8">Affiches informations structurées</text:p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><text:span text:style-name="T5">is_null</text:span><text:span text:style-name="T6">()</text:span></text:p>
          </table:table-cell>
          <table:table-cell table:style-name="Tableau1.C2" office:value-type="string">
            <text:p text:style-name="P9">Si variable vaut null</text:p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><text:span text:style-name="T5">empty</text:span><text:span text:style-name="T6">()</text:span></text:p>
          </table:table-cell>
          <table:table-cell table:style-name="Tableau1.C2" office:value-type="string">
            <text:p text:style-name="P9">Si variable vaut empty</text:p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><text:span text:style-name="T5">isset</text:span><text:span text:style-name="T6">()</text:span></text:p>
          </table:table-cell>
          <table:table-cell table:style-name="Tableau1.C2" office:value-type="string">
            <text:p text:style-name="P9">Si variable est définie et <text:span text:style-name="T12">différente</text:span> de NULL</text:p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><text:span text:style-name="T5">unset</text:span><text:span text:style-name="T6">()</text:span></text:p>
          </table:table-cell>
          <table:table-cell table:style-name="Tableau1.C2" office:value-type="string">
            <text:p text:style-name="P9">Détruit le variable</text:p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><text:span text:style-name="T5">is_int' , 'is_integer' </text:span><text:span text:style-name="T8">ou</text:span><text:span text:style-name="T5"> 'is_long'</text:span></text:p>
          </table:table-cell>
          <table:table-cell table:style-name="Tableau1.C2" office:value-type="string">
            <text:p text:style-name="P6"><text:span text:style-name="T11">S</text:span>i une variable est de type nombre <text:span text:style-name="T11">entier</text:span></text:p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><text:span text:style-name="T5">is_float', 'is_real' </text:span><text:span text:style-name="T8">ou</text:span><text:span text:style-name="T5"> 'is_double'</text:span></text:p>
          </table:table-cell>
          <table:table-cell table:style-name="Tableau1.C2" office:value-type="string">
            <text:p text:style-name="P9">Si variable est décimale</text:p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is_numeric'</text:p>
          </table:table-cell>
          <table:table-cell table:style-name="Tableau1.C2" office:value-type="string">
            <text:p text:style-name="P9">Si variable est <text:span text:style-name="T12">numérique</text:span></text:p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ctype_digit</text:p>
          </table:table-cell>
          <table:table-cell table:style-name="Tableau1.C2" office:value-type="string">
            <text:p text:style-name="P9"><text:span text:style-name="T12">Vérifie</text:span> si tous les caractères de la <text:span text:style-name="T12">chaîne</text:span> sont des nombres</text:p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is_string</text:p>
          </table:table-cell>
          <table:table-cell table:style-name="Tableau1.C2" office:value-type="string">
            <text:p text:style-name="P9">Vérifie si variable est une <text:span text:style-name="T12">chaîne</text:span> de caractère </text:p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ctype_alpha</text:p>
          </table:table-cell>
          <table:table-cell table:style-name="Tableau1.C2" office:value-type="string">
            <text:p text:style-name="P9"><text:span text:style-name="T12">Vérifie</text:span> si tous les caractères de la <text:span text:style-name="T12">chaîne</text:span> sont des lettres</text:p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ctype_alnum</text:p>
          </table:table-cell>
          <table:table-cell table:style-name="Tableau1.C2" office:value-type="string">
            <text:p text:style-name="P9"><text:span text:style-name="T12">Vérifie</text:span> si tous les caractères de la <text:span text:style-name="T12">chaîne</text:span> sont des lettres <text:span text:style-name="T12">ou des chiffres</text:span></text:p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ctype_lower</text:p>
          </table:table-cell>
          <table:table-cell table:style-name="Tableau1.C2" office:value-type="string">
            <text:p text:style-name="P10"><text:span text:style-name="T12">Vérifie</text:span> si tous les caractères de la <text:span text:style-name="T12">chaîne sont en minuscules</text:span></text:p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ctype_upper</text:p>
          </table:table-cell>
          <table:table-cell table:style-name="Tableau1.C2" office:value-type="string">
            <text:p text:style-name="P10"><text:span text:style-name="T12">Vérifie</text:span> si tous les caractères de la <text:span text:style-name="T12">chaîne sont en majuscules</text:span></text:p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ctype_space</text:p>
          </table:table-cell>
          <table:table-cell table:style-name="Tableau1.C2" office:value-type="string">
            <text:p text:style-name="P10"><text:span text:style-name="T12">Vérifie</text:span> si tous les caractères de la <text:span text:style-name="T12">chaîne sont des caractères blancs</text:span></text:p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ctype_xdigit</text:p>
          </table:table-cell>
          <table:table-cell table:style-name="Tableau1.C2" office:value-type="string">
            <text:p text:style-name="P10"><text:span text:style-name="T12">Vérifie</text:span> si tous les caractères de la <text:span text:style-name="T12">chaîne sont des chiffres hexadecimaux</text:span></text:p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is_array</text:p>
          </table:table-cell>
          <table:table-cell table:style-name="Tableau1.C2" office:value-type="string">
            <text:p text:style-name="P11">Vérifie si variable est un tableau</text:p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><text:span text:style-name="T5">count' </text:span><text:span text:style-name="T8">ou</text:span><text:span text:style-name="T5"> 'sizeof</text:span></text:p>
          </table:table-cell>
          <table:table-cell table:style-name="Tableau1.C2" office:value-type="string">
            <text:p text:style-name="P11">Retourne nombre d’éléments d’un tableau</text:p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intval</text:p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intval</text:p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strval</text:p>
          </table:table-cell>
          <table:table-cell table:style-name="Tableau1.C2" office:value-type="string">
            <text:p text:style-name="P11">Récupère variable au format chaîne de caractère</text:p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number_format</text:p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number_format</text:p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function</text:p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func_num_args</text:p>
          </table:table-cell>
          <table:table-cell table:style-name="Tableau1.C2" office:value-type="string">
            <text:p text:style-name="P13">Retourne le nombre d’arguments de la fonction</text:p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func_get_arg</text:p>
          </table:table-cell>
          <table:table-cell table:style-name="Tableau1.C2" office:value-type="string">
            <text:p text:style-name="P7">Retourne la variable passée en argument de la fonction</text:p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return</text:p>
          </table:table-cell>
          <table:table-cell table:style-name="Tableau1.C2" office:value-type="string">
            <text:p text:style-name="P7">Retourne le résultat de la fonction</text:p>
          </table:table-cell>
        </table:table-row>
        <text:soft-page-break/>
        <table:table-row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><text:span text:style-name="T5">include' </text:span><text:span text:style-name="T10">et</text:span><text:span text:style-name="T5"> 'require</text:span></text:p>
          </table:table-cell>
          <table:table-cell table:style-name="Tableau1.C2" office:value-type="string">
            <text:p text:style-name="P7">Inclue un autre fichier, ou ne <text:span text:style-name="T13">s’exécute</text:span> pas sans fichier</text:p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><text:span text:style-name="T5">include_once' </text:span><text:span text:style-name="T10">et</text:span><text:span text:style-name="T5"> 'require_once</text:span></text:p>
          </table:table-cell>
          <table:table-cell table:style-name="Tableau1.C2" office:value-type="string">
            <text:p text:style-name="P7"><text:span text:style-name="T13">Vérifie</text:span> si le fichier a déjà été inclue</text:p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>FONCTIONS MATHEMATIQUES</text:p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abs($var)</text:p>
          </table:table-cell>
          <table:table-cell table:style-name="Tableau1.C2" office:value-type="string">
            <text:p text:style-name="P7">Retourne valeur absolue de la variable</text:p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min($array) <text:s/>min($v1, $v2, …)</text:p>
          </table:table-cell>
          <table:table-cell table:style-name="Tableau1.C2" office:value-type="string">
            <text:p text:style-name="P7">Retourne le tableau dont la valeur est la plus faible</text:p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max($array) <text:s/>max($v1, $v2, ...)</text:p>
          </table:table-cell>
          <table:table-cell table:style-name="Tableau1.C2" office:value-type="string">
            <text:p text:style-name="P7">Retourne le tableau dont la valeur est la plus forte</text:p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floor($var)</text:p>
          </table:table-cell>
          <table:table-cell table:style-name="Tableau1.C2" office:value-type="string">
            <text:p text:style-name="P7">Retourne entier inferieur</text:p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ceil($var)</text:p>
          </table:table-cell>
          <table:table-cell table:style-name="Tableau1.C2" office:value-type="string">
            <text:p text:style-name="P7">Retourne entier superieur</text:p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round($var[,$precision[,$mode]])</text:p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pi()</text:p>
          </table:table-cell>
          <table:table-cell table:style-name="Tableau1.C2" office:value-type="string">
            <text:p text:style-name="P12">Donne 3,1415926535898</text:p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exp($arg)</text:p>
          </table:table-cell>
          <table:table-cell table:style-name="Tableau1.C2" office:value-type="string">
            <text:p text:style-name="P7">Exponentiel<text:span text:style-name="T13">l</text:span>e de <text:span text:style-name="T13">la valeur</text:span></text:p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pow($base,$arg)</text:p>
          </table:table-cell>
          <table:table-cell table:style-name="Tableau1.C2" office:value-type="string">
            <text:p text:style-name="P13">Retourne $base puissance $arg</text:p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sqrt($arg)</text:p>
          </table:table-cell>
          <table:table-cell table:style-name="Tableau1.C2" office:value-type="string">
            <text:p text:style-name="P13">Retourne racine carré de $arg</text:p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fmod($x,$y)</text:p>
          </table:table-cell>
          <table:table-cell table:style-name="Tableau1.C2" office:value-type="string">
            <text:p text:style-name="P13">Retourne reste division</text:p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><text:span text:style-name="T5">rand () <text:s/></text:span><text:span text:style-name="T9">et</text:span><text:span text:style-name="T5"> <text:s/>rand($min,$max)</text:span></text:p>
          </table:table-cell>
          <table:table-cell table:style-name="Tableau1.C2" office:value-type="string">
            <text:p text:style-name="P13">Retourner un nombre aléatoire<text:line-break/>Retourner un nombre aléatoire entre $min et $max</text:p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getrandmax ()</text:p>
          </table:table-cell>
          <table:table-cell table:style-name="Tableau1.C2" office:value-type="string">
            <text:p text:style-name="P14">Retourne la plus grande valeur aleatoire possible (377767)</text:p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srand($seed)</text:p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><text:span text:style-name="T5">mt_rand () <text:s/></text:span><text:span text:style-name="T9">et</text:span><text:span text:style-name="T5"> <text:s/>mt_rand($min,$max)</text:span></text:p>
          </table:table-cell>
          <table:table-cell table:style-name="Tableau1.C2" office:value-type="string">
            <text:p text:style-name="P14">La même chose que rand(), mais en mieux.</text:p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mt_getrandmax ()</text:p>
          </table:table-cell>
          <table:table-cell table:style-name="Tableau1.C2" office:value-type="string">
            <text:p text:style-name="P14">Retourne la plus grande valeur aleatoire possible (<text:span text:style-name="T14">2147483647</text:span>)</text:p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mt_srand($seed)</text:p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les fonctions trigonométriques</text:p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les fonctions trigonométriques</text:p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ob_xxx() capture du flux d'affichage</text:p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ord($texte)</text:p>
          </table:table-cell>
          <table:table-cell table:style-name="Tableau1.C2" office:value-type="string">
            <text:p text:style-name="P15">Retourne ASCII du premier caractère</text:p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chr($entier)</text:p>
          </table:table-cell>
          <table:table-cell table:style-name="Tableau1.C2" office:value-type="string">
            <text:p text:style-name="P15">Retourne caractère a partir de son ASCII</text:p>
          </table:table-cell>
        </table:table-row>
        <table:table-row>
          <table:table-cell table:style-name="Tableau1.A2" office:value-type="string">
            <text:p text:style-name="P22">163</text:p>
          </table:table-cell>
          <table:table-cell table:style-name="Tableau1.A2" office:value-type="string">
            <text:p text:style-name="P20">strlen($texte)</text:p>
          </table:table-cell>
          <table:table-cell table:style-name="Tableau1.C2" office:value-type="string">
            <text:p text:style-name="P25">Retourne entier donnant le nombre de caractères de $texte</text:p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trim($texte [,$listcar])</text:p>
          </table:table-cell>
          <table:table-cell table:style-name="Tableau1.C2" office:value-type="string">
            <text:p text:style-name="P25">Retourne chaîne $texte après avoir supprimé les caractères invisibles en début et fin de chaîne.</text:p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trim($texte,$listcar)</text:p>
          </table:table-cell>
          <table:table-cell table:style-name="Tableau1.C2" office:value-type="string">
            <text:p text:style-name="P25">Retourne chaîne $texte après avoir supprimé <text:soft-page-break/>les caractères invisibles en fin de chaîne.</text:p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ltrim($texte ,[$listcar])</text:p>
          </table:table-cell>
          <table:table-cell table:style-name="Tableau1.C2" office:value-type="string">
            <text:p text:style-name="P25">Retourne chaîne $texte après avoir supprimé les caractères invisibles en début de chaîne.</text:p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rtrim($texte ,[$listcar]) <text:s text:c="4"/>chop ($texte[,$listcar]) </text:p>
          </table:table-cell>
          <table:table-cell table:style-name="Tableau1.C2" office:value-type="string">
            <text:p text:style-name="P25">Retourne chaîne $texte après avoir supprimé les caractères invisibles en fin de chaîne.</text:p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substr($texte,$debut[,$longueur])</text:p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substr($texte,$debut[,$longueur])</text:p>
          </table:table-cell>
          <table:table-cell table:style-name="Tableau1.C2" office:value-type="string">
            <text:p text:style-name="P24">Retourne le segment de $text défini par $debut et $longueur</text:p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strtolower($texte)</text:p>
          </table:table-cell>
          <table:table-cell table:style-name="Tableau1.C2" office:value-type="string">
            <text:p text:style-name="P24">Convertit en minuscules</text:p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strtoupper($texte)</text:p>
          </table:table-cell>
          <table:table-cell table:style-name="Tableau1.C2" office:value-type="string">
            <text:p text:style-name="P24">Convertit en majuscules</text:p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C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ucfirst($texte)</text:p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lcfirst($texte)</text:p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ucwords($texte)</text:p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strpos($texte,$var,$offset)</text:p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stripos($texte,$var,$offset)</text:p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strrpos($texte,$var,$offset)</text:p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strripos($texte,$var,$offset)</text:p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strstr($texte,$var,$offset)</text:p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stristr($texte,$var,$offset)</text:p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strrchr($texte,$var)</text:p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strpbrk($texte,$liste)</text:p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wordwrap($texte,$taille[,$chaine[,$coupure]])</text:p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count_chars($texte[,$mode])</text:p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print()</text:p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sprintf()</text:p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21"/>
          </table:table-cell>
          <table:table-cell table:style-name="Tableau1.A2" office:value-type="string">
            <text:p text:style-name="P21">str_replace($cherche,$remplace,$var[,$nbfois])</text:p>
          </table:table-cell>
          <table:table-cell table:style-name="Tableau1.C2" office:value-type="string">
            <text:p text:style-name="P24">Retourne une chaîne ou un tableau contenant les valeurs remplacées</text:p>
          </table:table-cell>
        </table:table-row>
      </table:table>
      <text:p text:style-name="P26"><text:span text:style-name="T7"/></text:p>
      <text:p text:style-name="P26"><text:span text:style-name="T7"/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 2" svg:font-family="'Wingdings 2'" style:font-charset="x-symbol"/>
    <style:font-face style:name="Mangal2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Standard_20__28_user_29_" style:display-name="Standard (user)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_20_avec_20_flèche" style:display-name="Objet avec flèch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apositive_20_de_20_titre_7e_LT_7e_Gliederung_20_1" style:display-name="Diapositive de titre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iapositive_20_de_20_titre_7e_LT_7e_Gliederung_20_2" style:display-name="Diapositive de titre~LT~Gliederung 2" style:family="paragraph" style:parent-style-name="Diapositive_20_de_20_titre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3" style:display-name="Diapositive de titre~LT~Gliederung 3" style:family="paragraph" style:parent-style-name="Diapositive_20_de_20_titre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apositive_20_de_20_titre_7e_LT_7e_Gliederung_20_4" style:display-name="Diapositive de titre~LT~Gliederung 4" style:family="paragraph" style:parent-style-name="Diapositive_20_de_20_titre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apositive_20_de_20_titre_7e_LT_7e_Gliederung_20_5" style:display-name="Diapositive de titre~LT~Gliederung 5" style:family="paragraph" style:parent-style-name="Diapositive_20_de_20_titre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6" style:display-name="Diapositive de titre~LT~Gliederung 6" style:family="paragraph" style:parent-style-name="Diapositive_20_de_20_titre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7" style:display-name="Diapositive de titre~LT~Gliederung 7" style:family="paragraph" style:parent-style-name="Diapositive_20_de_20_titre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8" style:display-name="Diapositive de titre~LT~Gliederung 8" style:family="paragraph" style:parent-style-name="Diapositive_20_de_20_titre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9" style:display-name="Diapositive de titre~LT~Gliederung 9" style:family="paragraph" style:parent-style-name="Diapositive_20_de_20_titre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Titel" style:display-name="Diapositive de titre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iapositive_20_de_20_titre_7e_LT_7e_Untertitel" style:display-name="Diapositive de titr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iapositive_20_de_20_titre_7e_LT_7e_Notizen" style:display-name="Diapositive de titr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iapositive_20_de_20_titre_7e_LT_7e_Hintergrundobjekte" style:display-name="Diapositive de titr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iapositive_20_de_20_titre_7e_LT_7e_Hintergrund" style:display-name="Diapositive de titr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1" style:display-name="Titre et contenu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_20_et_20_contenu_7e_LT_7e_Gliederung_20_2" style:display-name="Titre et contenu~LT~Gliederung 2" style:family="paragraph" style:parent-style-name="Titre_20_et_20_contenu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3" style:display-name="Titre et contenu~LT~Gliederung 3" style:family="paragraph" style:parent-style-name="Titre_20_et_20_contenu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et_20_contenu_7e_LT_7e_Gliederung_20_4" style:display-name="Titre et contenu~LT~Gliederung 4" style:family="paragraph" style:parent-style-name="Titre_20_et_20_contenu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et_20_contenu_7e_LT_7e_Gliederung_20_5" style:display-name="Titre et contenu~LT~Gliederung 5" style:family="paragraph" style:parent-style-name="Titre_20_et_20_contenu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6" style:display-name="Titre et contenu~LT~Gliederung 6" style:family="paragraph" style:parent-style-name="Titre_20_et_20_contenu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7" style:display-name="Titre et contenu~LT~Gliederung 7" style:family="paragraph" style:parent-style-name="Titre_20_et_20_contenu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8" style:display-name="Titre et contenu~LT~Gliederung 8" style:family="paragraph" style:parent-style-name="Titre_20_et_20_contenu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9" style:display-name="Titre et contenu~LT~Gliederung 9" style:family="paragraph" style:parent-style-name="Titre_20_et_20_contenu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Titel" style:display-name="Titre et contenu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_20_et_20_contenu_7e_LT_7e_Untertitel" style:display-name="Titre et contenu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_20_et_20_contenu_7e_LT_7e_Notizen" style:display-name="Titre et contenu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_20_et_20_contenu_7e_LT_7e_Hintergrundobjekte" style:display-name="Titre et contenu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_20_et_20_contenu_7e_LT_7e_Hintergrund" style:display-name="Titre et contenu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_20_seul_7e_LT_7e_Gliederung_20_1" style:display-name="Titre seul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_20_seul_7e_LT_7e_Gliederung_20_2" style:display-name="Titre seul~LT~Gliederung 2" style:family="paragraph" style:parent-style-name="Titre_20_seul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seul_7e_LT_7e_Gliederung_20_3" style:display-name="Titre seul~LT~Gliederung 3" style:family="paragraph" style:parent-style-name="Titre_20_seul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seul_7e_LT_7e_Gliederung_20_4" style:display-name="Titre seul~LT~Gliederung 4" style:family="paragraph" style:parent-style-name="Titre_20_seul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seul_7e_LT_7e_Gliederung_20_5" style:display-name="Titre seul~LT~Gliederung 5" style:family="paragraph" style:parent-style-name="Titre_20_seul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seul_7e_LT_7e_Gliederung_20_6" style:display-name="Titre seul~LT~Gliederung 6" style:family="paragraph" style:parent-style-name="Titre_20_seul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seul_7e_LT_7e_Gliederung_20_7" style:display-name="Titre seul~LT~Gliederung 7" style:family="paragraph" style:parent-style-name="Titre_20_seul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seul_7e_LT_7e_Gliederung_20_8" style:display-name="Titre seul~LT~Gliederung 8" style:family="paragraph" style:parent-style-name="Titre_20_seul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seul_7e_LT_7e_Gliederung_20_9" style:display-name="Titre seul~LT~Gliederung 9" style:family="paragraph" style:parent-style-name="Titre_20_seul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seul_7e_LT_7e_Titel" style:display-name="Titre seul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_20_seul_7e_LT_7e_Untertitel" style:display-name="Titre seul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_20_seul_7e_LT_7e_Notizen" style:display-name="Titre seul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_20_seul_7e_LT_7e_Hintergrundobjekte" style:display-name="Titre seul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_20_seul_7e_LT_7e_Hintergrund" style:display-name="Titre seul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" text:bullet-char="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style:num-suffix="" text:bullet-char="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 2"/>
      </text:list-level-style-bullet>
      <text:list-level-style-bullet text:level="3" style:num-suffix="" text:bullet-char="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4" style:num-suffix="" text:bullet-char="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5" style:num-suffix="" text:bullet-char="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 2"/>
      </text:list-level-style-bullet>
      <text:list-level-style-bullet text:level="6" style:num-suffix="" text:bullet-char="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 2"/>
      </text:list-level-style-bullet>
      <text:list-level-style-bullet text:level="7" style:num-suffix="" text:bullet-char="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 2"/>
      </text:list-level-style-bullet>
      <text:list-level-style-bullet text:level="8" style:num-suffix="" text:bullet-char="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 2"/>
      </text:list-level-style-bullet>
      <text:list-level-style-bullet text:level="9" style:num-suffix="" text:bullet-char="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MENANT</meta:initial-creator>
    <meta:editing-cycles>6</meta:editing-cycles>
    <meta:creation-date>2017-10-26T07:03:00</meta:creation-date>
    <dc:date>2017-10-27T09:30:33.592000000</dc:date>
    <meta:editing-duration>PT51M5S</meta:editing-duration>
    <meta:generator>LibreOffice/5.3.6.1$Windows_x86 LibreOffice_project/686f202eff87ef707079aeb7f485847613344eb7</meta:generator>
    <meta:document-statistic meta:table-count="1" meta:image-count="0" meta:object-count="0" meta:page-count="4" meta:paragraph-count="151" meta:word-count="651" meta:character-count="4739" meta:non-whitespace-character-count="4225"/>
    <meta:user-defined meta:name="AppVersion">16.0000</meta:user-defined>
    <meta:user-defined meta:name="Company">MDF et PFI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